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2849" officeooo:paragraph-rsid="00062849"/>
    </style:style>
    <style:style style:name="P2" style:family="paragraph" style:parent-style-name="Standard">
      <style:text-properties officeooo:rsid="00072c2c" officeooo:paragraph-rsid="00072c2c"/>
    </style:style>
    <style:style style:name="T1" style:family="text">
      <style:text-properties officeooo:rsid="000778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ll me about you.</text:p>
      <text:p text:style-name="P1">Tell me about your last project.</text:p>
      <text:p text:style-name="P1">What’s your <text:span text:style-name="T1">preferred</text:span> <text:span text:style-name="T1">language?</text:span></text:p>
      <text:p text:style-name="P1">Do you have good knowledge in Java.</text:p>
      <text:p text:style-name="P1">Difference <text:span text:style-name="T1">between</text:span> array and list in Python</text:p>
      <text:p text:style-name="P1">Difference between list and linkedList in python </text:p>
      <text:p text:style-name="P1"><text:span text:style-name="T1">Difference</text:span> between array and linkedArray in Python</text:p>
      <text:p text:style-name="P1">What’s Python Dictionary</text:p>
      <text:p text:style-name="P1">What’s Constructor in Python.</text:p>
      <text:p text:style-name="P1">How to instantiate constructor.</text:p>
      <text:p text:style-name="P1">How to initialize Static Variable</text:p>
      <text:p text:style-name="P1">What’s Global and local variable</text:p>
      <text:p text:style-name="P1">Difference between List and Tuple</text:p>
      <text:p text:style-name="P1">what are the Daemons in Hadoop</text:p>
      <text:p text:style-name="P1">What daemon did you use in Hadoop</text:p>
      <text:p text:style-name="P1">What’s a Block in Hadoop</text:p>
      <text:p text:style-name="P1">What’s a combiner in MapReduce</text:p>
      <text:p text:style-name="P1">Have you worked with Hive?</text:p>
      <text:p text:style-name="P1">Where the data are stored in Hive?</text:p>
      <text:p text:style-name="P1">Difference between mySQL / HiveSQL</text:p>
      <text:p text:style-name="P1">What type of file did you use?</text:p>
      <text:p text:style-name="P1">When use Parquet or Avro format.</text:p>
      <text:p text:style-name="P1">How to do <text:span text:style-name="T1">partitioning</text:span> in Hive</text:p>
      <text:p text:style-name="P1">How bucketing works in Hive</text:p>
      <text:p text:style-name="P1">Did you use Spark-streaming and SparkSQL ?</text:p>
      <text:p text:style-name="P1">Difference between MapReduce and Spark </text:p>
      <text:p text:style-name="P1">How do you <text:span text:style-name="T1">improve</text:span> the performance in Spark?</text:p>
      <text:p text:style-name="P1">In RDD what is the data Lineage?</text:p>
      <text:p text:style-name="P1">What it is use for ?</text:p>
      <text:p text:style-name="P1">Difference between Yarn-client and Yarn-cluster</text:p>
      <text:p text:style-name="P2">Difference between client-mode and Local-mode</text:p>
      <text:p text:style-name="P2">what is Catalyst optimizer ?</text:p>
      <text:p text:style-name="P2">What are the Spark executors and Driver</text:p>
      <text:p text:style-name="P2">Tell me about your pipeline when you used Spark-streaming </text:p>
      <text:p text:style-name="P2">Tell me what was your strategy to do partition in Hive for this project</text:p>
      <text:p text:style-name="P2">What was the volume of data per week</text:p>
      <text:p text:style-name="P2">What’s a primary key</text:p>
      <text:p text:style-name="P2">What’s foreign key</text:p>
      <text:p text:style-name="P2">What join did you use</text:p>
      <text:p text:style-name="P2">Difference between View and Table</text:p>
      <text:p text:style-name="P2"/>
      <text:p text:style-name="P2">STAR Q: Tell me about a challenge you faced</text:p>
      <text:p text:style-name="P2"/>
      <text:p text:style-name="P2">What was your working environment at the last projec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58:37.862492130</meta:creation-date>
    <dc:date>2020-08-12T17:16:38.510954687</dc:date>
    <meta:editing-duration>PT6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2" meta:word-count="253" meta:character-count="1460" meta:non-whitespace-character-count="1246"/>
  </office:meta>
</office:document-meta>
</file>